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line-height="150%"/>
    </style:style>
    <style:style style:name="P2" style:family="paragraph" style:parent-style-name="Heading_20_1">
      <style:paragraph-properties fo:line-height="150%"/>
      <style:text-properties officeooo:paragraph-rsid="00158748"/>
    </style:style>
    <style:style style:name="P3" style:family="paragraph" style:parent-style-name="Standard">
      <style:paragraph-properties fo:line-height="150%"/>
      <style:text-properties officeooo:paragraph-rsid="0012c269"/>
    </style:style>
    <style:style style:name="P4" style:family="paragraph" style:parent-style-name="Text_20_body" style:list-style-name="L2">
      <style:paragraph-properties fo:line-height="150%"/>
      <style:text-properties officeooo:paragraph-rsid="00158748"/>
    </style:style>
    <style:style style:name="P5" style:family="paragraph" style:parent-style-name="Text_20_body" style:list-style-name="L1">
      <style:paragraph-properties fo:line-height="150%"/>
      <style:text-properties officeooo:paragraph-rsid="00158748"/>
    </style:style>
    <style:style style:name="T1" style:family="text">
      <style:text-properties officeooo:rsid="0019052d"/>
    </style:style>
    <style:style style:name="T2" style:family="text">
      <style:text-properties officeooo:rsid="002738eb"/>
    </style:style>
    <style:style style:name="T3" style:family="text">
      <style:text-properties officeooo:rsid="0012c26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c269" style:font-weight-asian="bold" style:font-weight-complex="bold"/>
    </style:style>
    <style:style style:name="T6" style:family="text">
      <style:text-properties fo:font-weight="bold" officeooo:rsid="0019052d" style:font-weight-asian="bold" style:font-weight-complex="bold"/>
    </style:style>
    <style:style style:name="T7" style:family="text">
      <style:text-properties officeooo:rsid="0013e1c0"/>
    </style:style>
    <style:style style:name="T8" style:family="text">
      <style:text-properties officeooo:rsid="00158748"/>
    </style:style>
    <style:style style:name="T9" style:family="text">
      <style:text-properties officeooo:rsid="00174e86"/>
    </style:style>
    <style:style style:name="T10" style:family="text">
      <style:text-properties officeooo:rsid="0017e877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74e86" style:font-style-asian="italic" style:font-style-complex="italic"/>
    </style:style>
    <style:style style:name="T13" style:family="text">
      <style:text-properties fo:font-style="italic" officeooo:rsid="0017e877" style:font-style-asian="italic" style:font-style-complex="italic"/>
    </style:style>
    <style:style style:name="T14" style:family="text">
      <style:text-properties officeooo:rsid="00182e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poran</text:p>
      <text:p text:style-name="P3">Nama : Ari Ali Nugroho</text:p>
      <text:p text:style-name="P3">Kelas : 11 IPA 3</text:p>
      <text:p text:style-name="P3"/>
      <text:p text:style-name="P3">Waktu : <text:span text:style-name="T7">29</text:span> April 2020 (video durasi: <text:span text:style-name="T7">25 menit)</text:span></text:p>
      <text:p text:style-name="P3">Sumber : Internet (youtube.com)</text:p>
      <text:p text:style-name="P3">Penceramah : Ustadz Adi Hidayat</text:p>
      <text:p text:style-name="P3"/>
      <text:p text:style-name="P3"><text:span text:style-name="T4">Materi : </text:span><text:span text:style-name="T5">Amalan Utama Ramadhan</text:span></text:p>
      <text:p text:style-name="P3"><text:span text:style-name="T5"/></text:p>
      <text:h text:style-name="P2" text:outline-level="1"><text:span text:style-name="T8">Rangkuman:</text:span></text:h>
      <text:list xml:id="list2958455528" text:style-name="L2">
        <text:list-item>
          <text:p text:style-name="P4">Salah satu amalan utama saat bulan ramadhan adalah Qiyam Ramadhan.</text:p>
        </text:list-item>
        <text:list-item>
          <text:p text:style-name="P4">Barangsiapa yang melaksanakan qiyam Ramadhan (tarawih) dengan iman <text:span text:style-name="T8">(baik dan benar) </text:span>dan keikhlasan maka akan berpeluang digugurkan seluruh dosa-dosa yang pernah dilakukan (dari baligh hingga saat itu). </text:p>
        </text:list-item>
        <text:list-item>
          <text:p text:style-name="P4">Ketentuan Qiyam Ramadhan:</text:p>
        </text:list-item>
      </text:list>
      <text:list xml:id="list2292486029" text:style-name="L1">
        <text:list-item>
          <text:p text:style-name="P5">Ditunaikan secara 2 rakaat 2 rakaat ditutup dengan 1 Rakaat (dasar Qiyam). </text:p>
        </text:list-item>
        <text:list-item>
          <text:p text:style-name="P5">Jumlah total rakaat tidak memiliki batas spesifik</text:p>
        </text:list-item>
        <text:list-item>
          <text:p text:style-name="P5">Jumlah rakaat yang pernah dikerjakan oleh <text:span text:style-name="T14">N</text:span>abi <text:span text:style-name="T12">S</text:span><text:span text:style-name="T11">hallallahu ‘alaihi </text:span><text:span text:style-name="T13">W</text:span><text:span text:style-name="T11">asallam</text:span> adalah 11 Rakaat. (dengan formulasi 2,2,2,2,2,1 atau 4,4,3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9T06:22:06.452179851</meta:creation-date>
    <dc:date>2020-04-29T06:26:48.115985185</dc:date>
    <meta:editing-duration>PT4M39S</meta:editing-duration>
    <meta:editing-cycles>7</meta:editing-cycles>
    <meta:generator>LibreOffice/6.4.2.2$Linux_X86_64 LibreOffice_project/40$Build-2</meta:generator>
    <meta:document-statistic meta:table-count="0" meta:image-count="0" meta:object-count="0" meta:page-count="1" meta:paragraph-count="14" meta:word-count="118" meta:character-count="754" meta:non-whitespace-character-count="654"/>
  </office:meta>
</office:document-meta>
</file>